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4cm" svg:height="1.1cm" svg:x="1cm" svg:y="1cm">
          <text:p text:style-name="P1"><text:span text:style-name="T1">sourcesJ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.1cm" svg:x="1cm" svg:y="2.4cm">
          <text:p text:style-name="P1"><text:span text:style-name="T1">javadocJ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5cm" svg:height="1.1cm" svg:x="8.9cm" svg:y="1.6cm">
          <text:p text:style-name="P1"><text:span text:style-name="T1">assemb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8.9cm" svg:y1="2.15cm" svg:x2="5cm" svg:y2="1.55cm" draw:start-shape="id1" draw:end-shape="id2" svg:d="m8900 2150h-501l-2898-600h-501" svg:viewBox="0 0 3901 601">
          <text:p text:style-name="P1"><text:span text:style-name="T1">dependsOn</text:span></text:p>
          <text:p text:style-name="P1"><text:span text:style-name="T1"/></text:p>
        </draw:connector>
        <draw:connector draw:style-name="gr3" draw:text-style-name="P3" draw:layer="layout" draw:type="lines" svg:x1="8.9cm" svg:y1="2.15cm" svg:x2="5cm" svg:y2="2.95cm" draw:start-shape="id1" draw:end-shape="id3" svg:d="m8900 2150h-501l-2898 800h-501" svg:viewBox="0 0 3901 801">
          <text:p text:style-name="P1"><text:span text:style-name="T1"/></text:p>
          <text:p text:style-name="P1"><text:span text:style-name="T1">dependsO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1-30T21:51:41.529584512</meta:creation-date>
    <dc:date>2014-01-30T22:18:26.558772697</dc:date>
    <dc:creator>Andrey Hihlovskiy</dc:creator>
    <meta:editing-duration>PT14M11S</meta:editing-duration>
    <meta:editing-cycles>6</meta:editing-cycles>
    <meta:generator>LibreOffice/4.1.3.2$Linux_X86_64 LibreOffice_project/410m0$Build-2</meta:generator>
    <meta:document-statistic meta:object-count="5"/>
  </office:meta>
</office:document-meta>
</file>